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KOS – The Book</text:p>
      <text:list xml:id="list1777559851" text:style-name="L1">
        <text:list-item>
          <text:p text:style-name="P1">overview</text:p>
          <text:list>
            <text:list-item>
              <text:p text:style-name="P1">problems with traditional ORMs</text:p>
              <text:list>
                <text:list-item>
                  <text:p text:style-name="P1">string concat == bad</text:p>
                </text:list-item>
                <text:list-item>
                  <text:p text:style-name="P1">leads to db code isolation</text:p>
                </text:list-item>
                <text:list-item>
                  <text:p text:style-name="P1">“isolated” code grows to be large part of your project</text:p>
                </text:list-item>
                <text:list-item>
                  <text:p text:style-name="P1">or people use getAll() methods</text:p>
                </text:list-item>
                <text:list-item>
                  <text:p text:style-name="P1">always select * from...</text:p>
                </text:list-item>
                <text:list-item>
                  <text:p text:style-name="P1">xml configuration nightmare</text:p>
                </text:list-item>
                <text:list-item>
                  <text:p text:style-name="P1">live objects are bad</text:p>
                </text:list-item>
              </text:list>
            </text:list-item>
            <text:list-item>
              <text:p text:style-name="P1">principles behind dkos</text:p>
              <text:list>
                <text:list-item>
                  <text:p text:style-name="P1">embrace sql</text:p>
                </text:list-item>
                <text:list-item>
                  <text:p text:style-name="P1">all compile-time checked</text:p>
                </text:list-item>
                <text:list-item>
                  <text:p text:style-name="P1">ORM mappings always 1-to-1</text:p>
                </text:list-item>
              </text:list>
            </text:list-item>
            <text:list-item>
              <text:p text:style-name="P1">precusors</text:p>
              <text:list>
                <text:list-item>
                  <text:p text:style-name="P1">apache torque</text:p>
                </text:list-item>
                <text:list-item>
                  <text:p text:style-name="P1">django query api</text:p>
                </text:list-item>
              </text:list>
            </text:list-item>
          </text:list>
        </text:list-item>
        <text:list-item>
          <text:p text:style-name="P1">setup in your project</text:p>
          <text:list>
            <text:list-item>
              <text:p text:style-name="P1">ant-only</text:p>
            </text:list-item>
            <text:list-item>
              <text:p text:style-name="P1">extracting your schema</text:p>
              <text:list>
                <text:list-item>
                  <text:p text:style-name="P1">enums.json</text:p>
                </text:list-item>
              </text:list>
            </text:list-item>
            <text:list-item>
              <text:p text:style-name="P1">generating classes</text:p>
              <text:list>
                <text:list-item>
                  <text:p text:style-name="P1">type_mappings.json</text:p>
                </text:list-item>
                <text:list-item>
                  <text:p text:style-name="P1">fake_fks.json</text:p>
                </text:list-item>
                <text:list-item>
                  <text:p text:style-name="P1">default datasource</text:p>
                </text:list-item>
                <text:list-item>
                  <text:p text:style-name="P1">callbacks</text:p>
                </text:list-item>
                <text:list-item>
                  <text:p text:style-name="P1">code generation overview</text:p>
                </text:list-item>
              </text:list>
            </text:list-item>
          </text:list>
        </text:list-item>
        <text:list-item>
          <text:p text:style-name="P1">table models</text:p>
          <text:list>
            <text:list-item>
              <text:p text:style-name="P1">fields</text:p>
            </text:list-item>
            <text:list-item>
              <text:p text:style-name="P1">instances</text:p>
            </text:list-item>
            <text:list-item>
              <text:p text:style-name="P1">following Fks in object</text:p>
              <text:list>
                <text:list-item>
                  <text:p text:style-name="P1">lazy loading</text:p>
                </text:list-item>
              </text:list>
            </text:list-item>
            <text:list-item>
              <text:p text:style-name="P1">FK sets</text:p>
            </text:list-item>
          </text:list>
        </text:list-item>
        <text:list-item>
          <text:p text:style-name="P1">queries</text:p>
          <text:list>
            <text:list-item>
              <text:p text:style-name="P1">hello world query</text:p>
            </text:list-item>
            <text:list-item>
              <text:p text:style-name="P1">where &amp; conditions</text:p>
            </text:list-item>
            <text:list-item>
              <text:p text:style-name="P1">.get()</text:p>
            </text:list-item>
            <text:list-item>
              <text:p text:style-name="P1">aggregations</text:p>
            </text:list-item>
            <text:list-item>
              <text:p text:style-name="P1">functions</text:p>
            </text:list-item>
            <text:list-item>
              <text:p text:style-name="P1">immutable &amp; when is query run?</text:p>
            </text:list-item>
            <text:list-item>
              <text:p text:style-name="P1">Streaming</text:p>
            </text:list-item>
            <text:list-item>
              <text:p text:style-name="P1">inner queries</text:p>
            </text:list-item>
            <text:list-item>
              <text:p text:style-name="P1">temp tables</text:p>
            </text:list-item>
            <text:list-item>
              <text:p text:style-name="P1">table aliases</text:p>
            </text:list-item>
          </text:list>
        </text:list-item>
        <text:list-item>
          <text:p text:style-name="P1">joins</text:p>
          <text:list>
            <text:list-item>
              <text:p text:style-name="P1"><text:soft-page-break/>with fks</text:p>
              <text:list>
                <text:list-item>
                  <text:p text:style-name="P1">FK graph</text:p>
                </text:list-item>
                <text:list-item>
                  <text:p text:style-name="P1">.with()</text:p>
                </text:list-item>
                <text:list-item>
                  <text:p text:style-name="P1"/>
                </text:list-item>
              </text:list>
            </text:list-item>
            <text:list-item>
              <text:p text:style-name="P1">generic joins</text:p>
              <text:list>
                <text:list-item>
                  <text:p text:style-name="P1">J1-n</text:p>
                </text:list-item>
              </text:list>
            </text:list-item>
          </text:list>
        </text:list-item>
        <text:list-item>
          <text:p text:style-name="P1">C-UD operations</text:p>
          <text:list>
            <text:list-item>
              <text:p text:style-name="P1">on objects</text:p>
            </text:list-item>
            <text:list-item>
              <text:p text:style-name="P1">on queries</text:p>
            </text:list-item>
            <text:list-item>
              <text:p text:style-name="P1">insert-or-update on collections</text:p>
            </text:list-item>
          </text:list>
        </text:list-item>
        <text:list-item>
          <text:p text:style-name="P1">datasources</text:p>
        </text:list-item>
        <text:list-item>
          <text:p text:style-name="P1">bulk operations</text:p>
        </text:list-item>
        <text:list-item>
          <text:p text:style-name="P1">transactions</text:p>
        </text:list-item>
        <text:list-item>
          <text:p text:style-name="P1">contexts</text:p>
        </text:list-item>
        <text:list-item>
          <text:p text:style-name="P1">query optimizations</text:p>
          <text:list>
            <text:list-item>
              <text:p text:style-name="P1">learns what fields to select</text:p>
            </text:list-item>
            <text:list-item>
              <text:p text:style-name="P1">warns on bad FK usage</text:p>
            </text:list-item>
          </text:list>
        </text:list-item>
        <text:list-item>
          <text:p text:style-name="P1">performance</text:p>
        </text:list-item>
        <text:list-item>
          <text:p text:style-name="P1">software life cycle</text:p>
        </text:list-item>
        <text:list-item>
          <text:p text:style-name="P1">callbacks</text:p>
        </text:list-item>
        <text:list-item>
          <text:p text:style-name="P1">load balancing</text:p>
        </text:list-item>
        <text:list-item>
          <text:p text:style-name="P1">FAQ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rek Anderson</meta:initial-creator>
    <meta:creation-date>2012-11-26T16:12:54</meta:creation-date>
    <dc:date>2012-11-26T17:00:40</dc:date>
    <dc:creator>Derek Anderson</dc:creator>
    <meta:editing-duration>PT16M41S</meta:editing-duration>
    <meta:editing-cycles>2</meta:editing-cycles>
    <meta:generator>LibreOffice/3.3$Unix LibreOffice_project/330m19$Build-401</meta:generator>
    <meta:document-statistic meta:table-count="0" meta:image-count="0" meta:object-count="0" meta:page-count="2" meta:paragraph-count="66" meta:word-count="224" meta:character-count="1096"/>
  </office:meta>
</office:document-meta>
</file>